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text-autospace="none"/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Courier New" fo:font-size="11pt" fo:language="it" fo:country="IT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style:text-autospace="none"/>
      <style:text-properties style:font-name="Courier New" fo:font-size="11pt" fo:language="it" fo:country="IT" fo:font-weight="bold" style:font-name-asian="Courier New" style:font-size-asian="11pt" style:font-weight-asian="bold" style:font-name-complex="Courier New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Courier New" fo:font-size="11pt" fo:language="it" fo:country="IT" fo:background-color="#ffff00" style:font-name-asian="Courier New" style:font-size-asian="11pt" style:font-name-complex="Courier New" style:font-size-complex="11pt"/>
    </style:style>
    <style:style style:name="P7" style:family="paragraph" style:parent-style-name="Standard">
      <style:paragraph-properties style:text-autospace="none"/>
      <style:text-properties style:font-name="Courier New" fo:font-size="14pt" fo:language="it" fo:country="IT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Standard">
      <style:text-properties style:font-name="Courier New" fo:font-size="14pt" fo:language="it" fo:country="IT" fo:font-weight="bold" fo:background-color="#ffffff" style:font-name-asian="Courier New" style:font-size-asian="14pt" style:font-weight-asian="bold" style:font-name-complex="Courier New" style:font-size-complex="14pt" style:font-weight-complex="bold"/>
    </style:style>
    <style:style style:name="P9" style:family="paragraph" style:parent-style-name="Standard">
      <style:paragraph-properties style:text-autospace="none"/>
      <style:text-properties style:font-name="Courier New" fo:font-size="14pt" fo:language="it" fo:country="IT" fo:font-weight="bold" fo:background-color="#ffffff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Standard">
      <style:text-properties style:font-name="Courier New" fo:font-size="10pt" fo:language="it" fo:country="IT" fo:font-weight="bold" fo:background-color="#ffffff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text-properties style:font-name="Courier New" fo:font-size="10pt" fo:language="it" fo:country="IT" fo:font-weight="normal" fo:background-color="#ffffff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text-properties style:font-name="Courier New" fo:font-size="10pt" fo:language="it" fo:country="IT" fo:font-weight="normal" fo:background-color="#ffff00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font-name="Courier New" fo:font-size="12pt" fo:language="it" fo:country="IT" fo:font-weight="bold" fo:background-color="#ffffff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16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text-autospace="none"/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T1" style:family="text">
      <style:text-properties style:font-name="Courier New" fo:language="it" fo:country="IT" style:font-name-asian="Courier New" style:font-name-complex="Courier New"/>
    </style:style>
    <style:style style:name="T2" style:family="text">
      <style:text-properties style:font-name="Courier New" fo:font-size="10pt" fo:language="it" fo:country="I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odifiche 1° Orientamento</text:p>
      <text:p text:style-name="P3"/>
      <text:p text:style-name="P3"/>
      <text:p text:style-name="P3">UGUD</text:p>
      <text:p text:style-name="Standard"/>
      <text:p text:style-name="P6">DEF CHAN REAL DISTANZA_DAL_PUNTO</text:p>
      <text:p text:style-name="P6">DEF CHAN REAL ALTEZZA_DAL_PUNTO</text:p>
      <text:p text:style-name="P6"/>
      <text:p text:style-name="P4"/>
      <text:p text:style-name="P4"/>
      <text:p text:style-name="P4"/>
      <text:p text:style-name="P7">VAI</text:p>
      <text:p text:style-name="P5"/>
      <text:p text:style-name="P1">N270 VAI_CHRA:</text:p>
      <text:p text:style-name="P1">G1 F=R1</text:p>
      <text:p text:style-name="P2">CHRA[(VAI[1]-1),3]=DISTANZA_DAL_PUNTO</text:p>
      <text:p text:style-name="P2">CHRA[(VAI[1]-1),4]=ALTEZZA_DAL_PUNTO</text:p>
      <text:p text:style-name="P1"/>
      <text:p text:style-name="P1"/>
      <text:p text:style-name="P1"><text:span text:style-name="T4">GEST_PPC</text:span> (ALL'INTERNO DELLA CARTELLA STEP2)</text:p>
      <text:p text:style-name="P1"/>
      <text:p text:style-name="P1">N40 <text:s/>AVVITACHRA: <text:s text:c="4"/>;------------------------------ PRIMA VITE</text:p>
      <text:p text:style-name="P2">CHRA[(STATO_CHRA-1),3]=DISTANZA_DAL_PUNTO</text:p>
      <text:p text:style-name="P2">CHRA[(STATO_CHRA-1),4]=ALTEZZA_DAL_PUNTO</text:p>
      <text:p text:style-name="P1"/>
      <text:p text:style-name="P1"/>
      <text:p text:style-name="P7">xxx.MPF</text:p>
      <text:p text:style-name="P1">INDICE_LUBBERING=1</text:p>
      <text:p text:style-name="P2">DISTANZA_DAL_PUNTO=20</text:p>
      <text:p text:style-name="P2">ALTEZZA_DAL_PUNTO=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5">Modifiche 2° Orientamento</text:p>
      <text:p text:style-name="P15"/>
      <text:p text:style-name="P3">UGUD</text:p>
      <text:p text:style-name="P10"/>
      <text:p text:style-name="P10"/>
      <text:p text:style-name="P11">DEF CHAN STRING[50] LAB1</text:p>
      <text:p text:style-name="P16"><text:span text:style-name="T2">DEF CHAN STRING[50] LAB2</text:span><text:span text:style-name="T1"> </text:span></text:p>
      <text:p text:style-name="P12">DEF CHAN STRING[30] PROG_PPN</text:p>
      <text:p text:style-name="P11"/>
      <text:p text:style-name="P11"/>
      <text:p text:style-name="P11"/>
      <text:p text:style-name="P8">xxx.MPF</text:p>
      <text:p text:style-name="P13"/>
      <text:p text:style-name="P11">G54</text:p>
      <text:p text:style-name="P11">;N1810 EXTCALL NOME1&lt;&lt;"GEST_PPN.SPF"</text:p>
      <text:p text:style-name="P12">PROG_PPN=”GEST_PPN_AUTO” oppure ”GEST_PPN_CABLATO”</text:p>
      <text:p text:style-name="P12">CALL NOME1&lt;&lt;"_N_” &lt;&lt; PROG_PPN &lt;&lt; “_SPF"</text:p>
      <text:p text:style-name="P12"/>
      <text:p text:style-name="P12"/>
      <text:p text:style-name="P12"/>
      <text:p text:style-name="P9">VAI</text:p>
      <text:p text:style-name="P9"/>
      <text:p text:style-name="P11">; Creazione del nome dello SPF con i punti vite</text:p>
      <text:p text:style-name="P11">; <text:s text:c="4"/>EXTCALL NOME1&lt;&lt;"POSIZIONI.SPF"</text:p>
      <text:p text:style-name="P11">;<text:tab/><text:tab/><text:tab/>CALL NOME1 &lt;&lt; "_N_POSIZIONI_SPF"</text:p>
      <text:p text:style-name="P12">NOME_COPERCHIO=NOME1&lt;&lt;"_N_” &lt;&lt; PROG_PPN &lt;&lt; “_SPF"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inominare il file GEST_PP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5T11:11:51.35</meta:creation-date>
    <dc:date>2011-11-16T14:26:15.39</dc:date>
    <meta:editing-duration>PT15M44S</meta:editing-duration>
    <meta:editing-cycles>6</meta:editing-cycles>
    <meta:generator>LibreOffice/3.4$Win32 LibreOffice_project/340m1$Build-302</meta:generator>
    <meta:document-statistic meta:table-count="0" meta:image-count="0" meta:object-count="0" meta:page-count="2" meta:paragraph-count="33" meta:word-count="93" meta:character-count="882" meta:non-whitespace-character-count="810"/>
  </office:meta>
</office:document-meta>
</file>